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style-name="ce3" office:value-type="float" office:value="250" calcext:value-type="float">
            <text:p>250</text:p>
          </table:table-cell>
          <table:table-cell/>
          <table:table-cell office:value-type="float" office:value="401" calcext:value-type="float">
            <text:p>401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table:style-name="ce3"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un r =&gt; 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un r =&gt; (*201) = r; (fun r1 =&gt; r1) 100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un r =&gt; (*251) = r; (fun r2 =&gt; (*201) = r2; (fun r1 =&gt; r1) 100) 2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un r =&gt; (*NULL) = r; (fun r3 =&gt; (*251) = r3; (fun r2 =&gt; (*201) = r2; (fun r1 =&gt; r1) 100) 250) NULL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For the third iteration, the if clause kicks in, and we evaluate (k q), with k = (fun r =&gt; (*251) = r; (fun r2 =&gt; (*201) = r2; (fun r1 =&gt; r1) 100) 250)</text:span> and q = 3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hich simplifies to (*251) = 300; (*201) = 250; 1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hich leads to this heap: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style-name="ce5" office:value-type="float" office:value="250" calcext:value-type="float">
            <office:annotation draw:style-name="gr1" draw:text-style-name="P2" svg:width="1.1413in" svg:height="0.7083in" svg:x="7.3472in" svg:y="4.2094in" draw:caption-point-x="-0.2402in" draw:caption-point-y="0.5945in">
              <dc:date>2023-09-16T00:00:00</dc:date>
              <text:p text:style-name="P1">Looks like there are redundant assignments</text:p>
            </office:annotation>
            <text:p>250</text:p>
          </table:table-cell>
          <table:table-cell/>
          <table:table-cell office:value-type="float" office:value="401" calcext:value-type="float">
            <text:p>401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hus, p1 now points to a concatenated list [1,2,42,3,4]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3:53:13.932697051</meta:creation-date>
    <dc:date>2023-09-16T16:53:50.977738987</dc:date>
    <meta:editing-duration>PT50M26S</meta:editing-duration>
    <meta:editing-cycles>23</meta:editing-cycles>
    <meta:generator>LibreOffice/7.5.5.2$Linux_X86_64 LibreOffice_project/50$Build-2</meta:generator>
    <meta:document-statistic meta:table-count="1" meta:cell-count="72" meta:object-count="0"/>
  </office:meta>
</office:document-meta>
</file>